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ef7" officeooo:paragraph-rsid="001b6e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dxkn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5:34:33.289102885</meta:creation-date>
    <dc:date>2023-10-20T15:36:02.487955879</dc:date>
    <meta:editing-duration>PT1M30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6"/>
    <meta:generator>LibreOffice/7.3.7.2$Linux_X86_64 LibreOffice_project/30$Build-2</meta:generator>
  </office:meta>
</office:document-meta>
</file>